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lvetica Neue" fo:font-size="36pt" style:font-size-asian="31.5pt" style:font-size-complex="36pt"/>
    </style:style>
    <style:style style:name="P2" style:family="paragraph" style:parent-style-name="Standard">
      <style:text-properties style:font-name="Helvetica Neue" fo:font-size="36pt" fo:font-weight="bold" officeooo:rsid="001d1e83" officeooo:paragraph-rsid="001d1e83" style:font-size-asian="31.5pt" style:font-weight-asian="bold" style:font-size-complex="36pt" style:font-weight-complex="bold"/>
    </style:style>
    <style:style style:name="P3" style:family="paragraph" style:parent-style-name="Standard">
      <style:text-properties style:font-name="Helvetica Neue" fo:font-size="13pt" fo:font-weight="normal" officeooo:rsid="001d1e83" officeooo:paragraph-rsid="001d1e83" style:font-size-asian="11.3500003814697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Scure Coding Standards</text:p>
      <text:p text:style-name="P2"/>
      <text:p text:style-name="P3"/>
      <text:p text:style-name="P3"/>
      <text:p text:style-name="P3"/>
      <text:p text:style-name="P3">Revision 0.00</text:p>
      <text:p text:style-name="P3">10/3/13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02:34:58.959942000</meta:creation-date>
    <dc:date>2013-10-04T02:36:13.484278000</dc:date>
    <meta:editing-duration>P0D</meta:editing-duration>
    <meta:editing-cycles>1</meta:editing-cycles>
    <meta:document-statistic meta:table-count="0" meta:image-count="0" meta:object-count="0" meta:page-count="1" meta:paragraph-count="3" meta:word-count="6" meta:character-count="42" meta:non-whitespace-character-count="39"/>
    <meta:generator>LibreOffice/4.1.0.4$MacOSX_x86 LibreOffice_project/89ea49ddacd9aa532507cbf852f2bb22b1ace28</meta:generator>
  </office:meta>
</office:document-meta>
</file>